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89.69pt"/>
    </style:style>
    <style:style style:name="co5" style:family="table-column">
      <style:table-column-properties fo:break-before="auto" style:column-width="20.89pt"/>
    </style:style>
    <style:style style:name="co6" style:family="table-column">
      <style:table-column-properties fo:break-before="auto" style:column-width="11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4" table:default-cell-style-name="Default"/>
        <table:table-row table:style-name="ro1" table:number-rows-repeated="9"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with all off data</text:p>
          </table:table-cell>
          <table:table-cell/>
          <table:table-cell table:style-name="Default"/>
          <table:table-cell table:number-columns-repeated="8"/>
          <table:table-cell table:style-name="ce1" office:value-type="string" calcext:value-type="string">
            <text:p>without all off data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grees of freedom</text:p>
          </table:table-cell>
          <table:table-cell/>
          <table:table-cell table:style-name="Default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egrees of freedom</text:p>
          </table:table-cell>
          <table:table-cell/>
          <table:table-cell table:style-name="Default"/>
          <table:table-cell table:number-columns-repeated="4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number-columns-repeated="4"/>
          <table:table-cell table:style-name="ce2" office:value-type="string" calcext:value-type="string">
            <text:p>p</text:p>
          </table:table-cell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AIDS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942" calcext:value-type="float">
            <text:p>0.1942</text:p>
          </table:table-cell>
          <table:table-cell/>
          <table:table-cell table:style-name="ce2" office:value-type="string" calcext:value-type="string">
            <text:p>X1</text:p>
          </table:table-cell>
          <table:table-cell office:value-type="string" calcext:value-type="string">
            <text:p>SAMPLING</text:p>
          </table:table-cell>
          <table:table-cell/>
          <table:table-cell table:style-name="ce2"/>
          <table:table-cell/>
          <table:table-cell office:value-type="string" calcext:value-type="string">
            <text:p>AIDS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2399" calcext:value-type="float">
            <text:p>0.2399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IVIL_VIOLENCE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7063" calcext:value-type="float">
            <text:p>0.7063</text:p>
          </table:table-cell>
          <table:table-cell/>
          <table:table-cell table:style-name="ce2" office:value-type="string" calcext:value-type="string">
            <text:p>X2</text:p>
          </table:table-cell>
          <table:table-cell office:value-type="string" calcext:value-type="string">
            <text:p>DATASET_SELECTION</text:p>
          </table:table-cell>
          <table:table-cell/>
          <table:table-cell table:style-name="ce2"/>
          <table:table-cell/>
          <table:table-cell office:value-type="string" calcext:value-type="string">
            <text:p>CIVIL_VIOLENCE</text:p>
          </table:table-cell>
          <table:table-cell office:value-type="float" office:value="0.685" calcext:value-type="float">
            <text:p>0.68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4409" calcext:value-type="float">
            <text:p>0.4409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EUM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4646" calcext:value-type="float">
            <text:p>0.04646</text:p>
          </table:table-cell>
          <table:table-cell/>
          <table:table-cell table:style-name="ce2" office:value-type="string" calcext:value-type="string">
            <text:p>X3</text:p>
          </table:table-cell>
          <table:table-cell office:value-type="string" calcext:value-type="string">
            <text:p>PRUNING</text:p>
          </table:table-cell>
          <table:table-cell/>
          <table:table-cell table:style-name="ce2"/>
          <table:table-cell/>
          <table:table-cell office:value-type="string" calcext:value-type="string">
            <text:p>EUM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59" calcext:value-type="float">
            <text:p>0.59</text:p>
          </table:table-cell>
          <table:table-cell office:value-type="float" office:value="0.8467" calcext:value-type="float">
            <text:p>0.8467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LOCKING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2855" calcext:value-type="float">
            <text:p>0.2855</text:p>
          </table:table-cell>
          <table:table-cell/>
          <table:table-cell table:style-name="ce2" office:value-type="string" calcext:value-type="string">
            <text:p>X4</text:p>
          </table:table-cell>
          <table:table-cell office:value-type="string" calcext:value-type="string">
            <text:p>OUTLIER DETECTION</text:p>
          </table:table-cell>
          <table:table-cell/>
          <table:table-cell table:style-name="ce2"/>
          <table:table-cell/>
          <table:table-cell office:value-type="string" calcext:value-type="string">
            <text:p>FLOCKING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355" calcext:value-type="float">
            <text:p>0.5355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OREST_FIRE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1488" calcext:value-type="float">
            <text:p>0.1488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FOREST_FIRE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413" calcext:value-type="float">
            <text:p>0.413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7074" calcext:value-type="float">
            <text:p>0.7074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CHELL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4" calcext:value-type="float">
            <text:p>0.0284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CHELLING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7769" calcext:value-type="float">
            <text:p>0.7769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TURBULENCE</text:p>
          </table:table-cell>
          <table:table-cell office:value-type="float" office:value="0.605" calcext:value-type="float">
            <text:p>0.605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7831" calcext:value-type="float">
            <text:p>0.7831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TURBULENCE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222" calcext:value-type="float">
            <text:p>0.9222</text:p>
          </table:table-cell>
        </table:table-row>
        <table:table-row table:style-name="ro1">
          <table:table-cell table:style-name="ce2"/>
          <table:table-cell table:number-columns-repeated="10"/>
          <table:table-cell table:style-name="ce2"/>
          <table:table-cell table:number-columns-repeated="6"/>
        </table:table-row>
        <table:table-row table:style-name="ro1">
          <table:table-cell table:style-name="ce2"/>
          <table:table-cell/>
          <table:table-cell office:value-type="string" calcext:value-type="string">
            <text:p>MIN</text:p>
          </table:table-cell>
          <table:table-cell table:formula="of:=MIN([.D16:.D22])" office:value-type="float" office:value="0" calcext:value-type="float">
            <text:p>0</text:p>
          </table:table-cell>
          <table:table-cell table:formula="of:=MIN([.E16:.E22])" office:value-type="float" office:value="0" calcext:value-type="float">
            <text:p>0</text:p>
          </table:table-cell>
          <table:table-cell table:formula="of:=MIN([.F16:.F22])" office:value-type="float" office:value="0" calcext:value-type="float">
            <text:p>0</text:p>
          </table:table-cell>
          <table:table-cell table:formula="of:=MIN([.G16:.G22])" office:value-type="float" office:value="0.0284" calcext:value-type="float">
            <text:p>0.0284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</text:p>
          </table:table-cell>
          <table:table-cell table:formula="of:=MIN([.O16:.O22])" office:value-type="float" office:value="0.4159" calcext:value-type="float">
            <text:p>0.4159</text:p>
          </table:table-cell>
          <table:table-cell table:formula="of:=MIN([.P16:.P22])" office:value-type="float" office:value="0.0105" calcext:value-type="float">
            <text:p>0.0105</text:p>
          </table:table-cell>
          <table:table-cell table:formula="of:=MIN([.Q16:.Q22])" office:value-type="float" office:value="0.1767" calcext:value-type="float">
            <text:p>0.1767</text:p>
          </table:table-cell>
          <table:table-cell table:formula="of:=MIN([.R16:.R22])" office:value-type="float" office:value="0.2399" calcext:value-type="float">
            <text:p>0.2399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MAX</text:p>
          </table:table-cell>
          <table:table-cell table:formula="of:=MAX([.D16:.D22])" office:value-type="float" office:value="0.605" calcext:value-type="float">
            <text:p>0.605</text:p>
          </table:table-cell>
          <table:table-cell table:formula="of:=MAX([.E16:.E22])" office:value-type="float" office:value="0.9968" calcext:value-type="float">
            <text:p>0.9968</text:p>
          </table:table-cell>
          <table:table-cell table:formula="of:=MAX([.F16:.F22])" office:value-type="float" office:value="0.6724" calcext:value-type="float">
            <text:p>0.6724</text:p>
          </table:table-cell>
          <table:table-cell table:formula="of:=MAX([.G16:.G22])" office:value-type="float" office:value="0.7831" calcext:value-type="float">
            <text:p>0.7831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X</text:p>
          </table:table-cell>
          <table:table-cell table:formula="of:=MAX([.O16:.O22])" office:value-type="float" office:value="0.875" calcext:value-type="float">
            <text:p>0.875</text:p>
          </table:table-cell>
          <table:table-cell table:formula="of:=MAX([.P16:.P22])" office:value-type="float" office:value="0.934" calcext:value-type="float">
            <text:p>0.934</text:p>
          </table:table-cell>
          <table:table-cell table:formula="of:=MAX([.Q16:.Q22])" office:value-type="float" office:value="0.9468" calcext:value-type="float">
            <text:p>0.9468</text:p>
          </table:table-cell>
          <table:table-cell table:formula="of:=MAX([.R16:.R22])" office:value-type="float" office:value="0.9222" calcext:value-type="float">
            <text:p>0.9222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MEAN</text:p>
          </table:table-cell>
          <table:table-cell table:formula="of:=AVERAGE([.D16:.D22])" office:value-type="float" office:value="0.116414285714286" calcext:value-type="float">
            <text:p>0.1164142857</text:p>
          </table:table-cell>
          <table:table-cell table:formula="of:=AVERAGE([.E16:.E22])" office:value-type="float" office:value="0.242114285714286" calcext:value-type="float">
            <text:p>0.2421142857</text:p>
          </table:table-cell>
          <table:table-cell table:formula="of:=AVERAGE([.F16:.F22])" office:value-type="float" office:value="0.133914285714286" calcext:value-type="float">
            <text:p>0.1339142857</text:p>
          </table:table-cell>
          <table:table-cell table:formula="of:=AVERAGE([.G16:.G22])" office:value-type="float" office:value="0.313251428571429" calcext:value-type="float">
            <text:p>0.3132514286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EAN</text:p>
          </table:table-cell>
          <table:table-cell table:formula="of:=AVERAGE([.O16:.O22])" office:value-type="float" office:value="0.606614285714286" calcext:value-type="float">
            <text:p>0.6066142857</text:p>
          </table:table-cell>
          <table:table-cell table:formula="of:=AVERAGE([.P16:.P22])" office:value-type="float" office:value="0.4491" calcext:value-type="float">
            <text:p>0.4491</text:p>
          </table:table-cell>
          <table:table-cell table:formula="of:=AVERAGE([.Q16:.Q22])" office:value-type="float" office:value="0.656285714285714" calcext:value-type="float">
            <text:p>0.6562857143</text:p>
          </table:table-cell>
          <table:table-cell table:formula="of:=AVERAGE([.R16:.R22])" office:value-type="float" office:value="0.6385" calcext:value-type="float">
            <text:p>0.6385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STD DEV</text:p>
          </table:table-cell>
          <table:table-cell table:formula="of:=STDEV([.D16:.D22])" office:value-type="float" office:value="0.220642262713285" calcext:value-type="float">
            <text:p>0.2206422627</text:p>
          </table:table-cell>
          <table:table-cell table:formula="of:=STDEV([.E16:.E22])" office:value-type="float" office:value="0.411051044796837" calcext:value-type="float">
            <text:p>0.4110510448</text:p>
          </table:table-cell>
          <table:table-cell table:formula="of:=STDEV([.F16:.F22])" office:value-type="float" office:value="0.250702389488489" calcext:value-type="float">
            <text:p>0.2507023895</text:p>
          </table:table-cell>
          <table:table-cell table:formula="of:=STDEV([.G16:.G22])" office:value-type="float" office:value="0.308099150460182" calcext:value-type="float">
            <text:p>0.3080991505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TD DEV</text:p>
          </table:table-cell>
          <table:table-cell table:formula="of:=STDEV([.O16:.O22])" office:value-type="float" office:value="0.153754668531522" calcext:value-type="float">
            <text:p>0.1537546685</text:p>
          </table:table-cell>
          <table:table-cell table:formula="of:=STDEV([.P16:.P22])" office:value-type="float" office:value="0.380354786131755" calcext:value-type="float">
            <text:p>0.3803547861</text:p>
          </table:table-cell>
          <table:table-cell table:formula="of:=STDEV([.Q16:.Q22])" office:value-type="float" office:value="0.271981086527301" calcext:value-type="float">
            <text:p>0.2719810865</text:p>
          </table:table-cell>
          <table:table-cell table:formula="of:=STDEV([.R16:.R22])" office:value-type="float" office:value="0.243677183995548" calcext:value-type="float">
            <text:p>0.243677184</text:p>
          </table:table-cell>
        </table:table-row>
        <table:table-row table:style-name="ro1">
          <table:table-cell table:style-name="ce2"/>
          <table:table-cell/>
          <table:table-cell table:style-name="Default"/>
          <table:table-cell table:number-columns-repeated="8"/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AIDS</text:p>
          </table:table-cell>
          <table:table-cell office:value-type="float" office:value="10.6" calcext:value-type="float">
            <text:p>10.6</text:p>
          </table:table-cell>
          <table:table-cell office:value-type="float" office:value="7.69" calcext:value-type="float">
            <text:p>7.69</text:p>
          </table:table-cell>
          <table:table-cell office:value-type="float" office:value="8.01" calcext:value-type="float">
            <text:p>8.01</text:p>
          </table:table-cell>
          <table:table-cell office:value-type="float" office:value="1.69" calcext:value-type="float">
            <text:p>1.69</text:p>
          </table:table-cell>
          <table:table-cell table:number-columns-repeated="4"/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AIDS</text:p>
          </table:table-cell>
          <table:table-cell office:value-type="float" office:value="0.52" calcext:value-type="float">
            <text:p>0.52</text:p>
          </table:table-cell>
          <table:table-cell office:value-type="float" office:value="2.06" calcext:value-type="float">
            <text:p>2.06</text:p>
          </table:table-cell>
          <table:table-cell office:value-type="float" office:value="1.83" calcext:value-type="float">
            <text:p>1.8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IVIL_VIOLENCE</text:p>
          </table:table-cell>
          <table:table-cell office:value-type="float" office:value="2.76" calcext:value-type="float">
            <text:p>2.76</text:p>
          </table:table-cell>
          <table:table-cell office:value-type="float" office:value="13.66" calcext:value-type="float">
            <text:p>13.66</text:p>
          </table:table-cell>
          <table:table-cell office:value-type="float" office:value="1.48" calcext:value-type="float">
            <text:p>1.48</text:p>
          </table:table-cell>
          <table:table-cell office:value-type="float" office:value="0.14" calcext:value-type="float">
            <text:p>0.14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CIVIL_VIOLENCE</text:p>
          </table:table-cell>
          <table:table-cell office:value-type="float" office:value="0.16" calcext:value-type="float">
            <text:p>0.16</text:p>
          </table:table-cell>
          <table:table-cell office:value-type="float" office:value="2.99" calcext:value-type="float">
            <text:p>2.99</text:p>
          </table:table-cell>
          <table:table-cell office:value-type="float" office:value="0.01" calcext:value-type="float">
            <text:p>0.0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EUM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6.46" calcext:value-type="float">
            <text:p>6.46</text:p>
          </table:table-cell>
          <table:table-cell office:value-type="float" office:value="0.54" calcext:value-type="float">
            <text:p>0.54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EUM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CKING</text:p>
          </table:table-cell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.98</text:p>
          </table:table-cell>
          <table:table-cell office:value-type="float" office:value="1.14" calcext:value-type="float">
            <text:p>1.14</text:p>
          </table:table-cell>
          <table:table-cell table:number-columns-repeated="6"/>
          <table:table-cell office:value-type="string" calcext:value-type="string">
            <text:p>FLOCKING</text:p>
          </table:table-cell>
          <table:table-cell office:value-type="float" office:value="0.66" calcext:value-type="float">
            <text:p>0.66</text:p>
          </table:table-cell>
          <table:table-cell office:value-type="float" office:value="6.59" calcext:value-type="float">
            <text:p>6.59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ST_FIRE</text:p>
          </table:table-cell>
          <table:table-cell office:value-type="float" office:value="8.16" calcext:value-type="float">
            <text:p>8.16</text:p>
          </table:table-cell>
          <table:table-cell office:value-type="float" office:value="9.13" calcext:value-type="float">
            <text:p>9.13</text:p>
          </table:table-cell>
          <table:table-cell office:value-type="float" office:value="6.61" calcext:value-type="float">
            <text:p>6.61</text:p>
          </table:table-cell>
          <table:table-cell office:value-type="float" office:value="2.09" calcext:value-type="float">
            <text:p>2.09</text:p>
          </table:table-cell>
          <table:table-cell table:number-columns-repeated="6"/>
          <table:table-cell office:value-type="string" calcext:value-type="string">
            <text:p>FOREST_FIRE</text:p>
          </table:table-cell>
          <table:table-cell office:value-type="float" office:value="0.34" calcext:value-type="float">
            <text:p>0.34</text:p>
          </table:table-cell>
          <table:table-cell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LLING</text:p>
          </table:table-cell>
          <table:table-cell office:value-type="float" office:value="18.65" calcext:value-type="float">
            <text:p>18.65</text:p>
          </table:table-cell>
          <table:table-cell office:value-type="float" office:value="21.29" calcext:value-type="float">
            <text:p>21.29</text:p>
          </table:table-cell>
          <table:table-cell office:value-type="float" office:value="18.35" calcext:value-type="float">
            <text:p>18.35</text:p>
          </table:table-cell>
          <table:table-cell office:value-type="float" office:value="4.83" calcext:value-type="float">
            <text:p>4.83</text:p>
          </table:table-cell>
          <table:table-cell table:number-columns-repeated="6"/>
          <table:table-cell office:value-type="string" calcext:value-type="string">
            <text:p>SCHELLING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BULENCE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TURBULENCE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29:.D35])" office:value-type="float" office:value="0.27" calcext:value-type="float">
            <text:p>0.27</text:p>
          </table:table-cell>
          <table:table-cell table:formula="of:=MIN([.E29:.E35])" office:value-type="float" office:value="0" calcext:value-type="float">
            <text:p>0</text:p>
          </table:table-cell>
          <table:table-cell table:formula="of:=MIN([.F29:.F35])" office:value-type="float" office:value="0.18" calcext:value-type="float">
            <text:p>0.18</text:p>
          </table:table-cell>
          <table:table-cell table:formula="of:=MIN([.G29:.G35])"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O29:.O35])" office:value-type="float" office:value="0.02" calcext:value-type="float">
            <text:p>0.02</text:p>
          </table:table-cell>
          <table:table-cell table:formula="of:=MIN([.P29:.P35])" office:value-type="float" office:value="0.01" calcext:value-type="float">
            <text:p>0.01</text:p>
          </table:table-cell>
          <table:table-cell table:formula="of:=MIN([.Q29:.Q35])" office:value-type="float" office:value="0" calcext:value-type="float">
            <text:p>0</text:p>
          </table:table-cell>
          <table:table-cell table:formula="of:=MIN([.R29:.R35])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29:.D35])" office:value-type="float" office:value="18.84" calcext:value-type="float">
            <text:p>18.84</text:p>
          </table:table-cell>
          <table:table-cell table:formula="of:=MAX([.E29:.E35])" office:value-type="float" office:value="21.29" calcext:value-type="float">
            <text:p>21.29</text:p>
          </table:table-cell>
          <table:table-cell table:formula="of:=MAX([.F29:.F35])" office:value-type="float" office:value="18.35" calcext:value-type="float">
            <text:p>18.35</text:p>
          </table:table-cell>
          <table:table-cell table:formula="of:=MAX([.G29:.G35])" office:value-type="float" office:value="4.83" calcext:value-type="float">
            <text:p>4.83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O29:.O35])" office:value-type="float" office:value="0.66" calcext:value-type="float">
            <text:p>0.66</text:p>
          </table:table-cell>
          <table:table-cell table:formula="of:=MAX([.P29:.P35])" office:value-type="float" office:value="6.59" calcext:value-type="float">
            <text:p>6.59</text:p>
          </table:table-cell>
          <table:table-cell table:formula="of:=MAX([.Q29:.Q35])" office:value-type="float" office:value="1.83" calcext:value-type="float">
            <text:p>1.83</text:p>
          </table:table-cell>
          <table:table-cell table:formula="of:=MAX([.R29:.R35])" office:value-type="float" office:value="1.38" calcext:value-type="float">
            <text:p>1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9:.D35])" office:value-type="float" office:value="8.84" calcext:value-type="float">
            <text:p>8.84</text:p>
          </table:table-cell>
          <table:table-cell table:formula="of:=AVERAGE([.E29:.E35])" office:value-type="float" office:value="8.06714285714286" calcext:value-type="float">
            <text:p>8.0671428571</text:p>
          </table:table-cell>
          <table:table-cell table:formula="of:=AVERAGE([.F29:.F35])" office:value-type="float" office:value="6.72428571428571" calcext:value-type="float">
            <text:p>6.7242857143</text:p>
          </table:table-cell>
          <table:table-cell table:formula="of:=AVERAGE([.G29:.G35])" office:value-type="float" office:value="1.50142857142857" calcext:value-type="float">
            <text:p>1.5014285714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formula="of:=AVERAGE([.O29:.O35])" office:value-type="float" office:value="0.314285714285714" calcext:value-type="float">
            <text:p>0.3142857143</text:p>
          </table:table-cell>
          <table:table-cell table:formula="of:=AVERAGE([.P29:.P35])" office:value-type="float" office:value="1.78428571428571" calcext:value-type="float">
            <text:p>1.7842857143</text:p>
          </table:table-cell>
          <table:table-cell table:formula="of:=AVERAGE([.Q29:.Q35])" office:value-type="float" office:value="0.408571428571429" calcext:value-type="float">
            <text:p>0.4085714286</text:p>
          </table:table-cell>
          <table:table-cell table:formula="of:=AVERAGE([.R29:.R35])" office:value-type="float" office:value="0.374285714285714" calcext:value-type="float">
            <text:p>0.3742857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D DEV</text:p>
          </table:table-cell>
          <table:table-cell table:formula="of:=STDEV([.D29:.D35])" office:value-type="float" office:value="7.62829163924226" calcext:value-type="float">
            <text:p>7.6282916392</text:p>
          </table:table-cell>
          <table:table-cell table:formula="of:=STDEV([.E29:.E35])" office:value-type="float" office:value="7.6058217050838" calcext:value-type="float">
            <text:p>7.6058217051</text:p>
          </table:table-cell>
          <table:table-cell table:formula="of:=STDEV([.F29:.F35])" office:value-type="float" office:value="5.88468876872532" calcext:value-type="float">
            <text:p>5.8846887687</text:p>
          </table:table-cell>
          <table:table-cell table:formula="of:=STDEV([.G29:.G35])" office:value-type="float" office:value="1.65278984922896" calcext:value-type="float">
            <text:p>1.6527898492</text:p>
          </table:table-cell>
          <table:table-cell table:number-columns-repeated="6"/>
          <table:table-cell office:value-type="string" calcext:value-type="string">
            <text:p>STD DEV</text:p>
          </table:table-cell>
          <table:table-cell table:formula="of:=STDEV([.O29:.O35])" office:value-type="float" office:value="0.221348679903988" calcext:value-type="float">
            <text:p>0.2213486799</text:p>
          </table:table-cell>
          <table:table-cell table:formula="of:=STDEV([.P29:.P35])" office:value-type="float" office:value="2.40804109283083" calcext:value-type="float">
            <text:p>2.4080410928</text:p>
          </table:table-cell>
          <table:table-cell table:formula="of:=STDEV([.Q29:.Q35])" office:value-type="float" office:value="0.648933190485959" calcext:value-type="float">
            <text:p>0.6489331905</text:p>
          </table:table-cell>
          <table:table-cell table:formula="of:=STDEV([.R29:.R35])" office:value-type="float" office:value="0.490573037133009" calcext:value-type="float">
            <text:p>0.490573037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number-columns-repeated="4"/>
          <table:table-cell table:style-name="ce2" office:value-type="string" calcext:value-type="string">
            <text:p>order</text:p>
          </table:table-cell>
          <table:table-cell table:number-columns-repeated="2"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DS</text:p>
          </table:table-cell>
          <table:table-cell table:formula="of:=RANK([.D16];[.D16:.G16];1)" office:value-type="float" office:value="1" calcext:value-type="float">
            <text:p>1</text:p>
          </table:table-cell>
          <table:table-cell table:formula="of:=RANK([.E16];[.D16:.G16];1)" office:value-type="float" office:value="3" calcext:value-type="float">
            <text:p>3</text:p>
          </table:table-cell>
          <table:table-cell table:formula="of:=RANK([.F16];[.D16:.G16];1)" office:value-type="float" office:value="2" calcext:value-type="float">
            <text:p>2</text:p>
          </table:table-cell>
          <table:table-cell table:formula="of:=RANK([.G16];[.D16:.G16];1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AIDS</text:p>
          </table:table-cell>
          <table:table-cell table:formula="of:=RANK([.O16];[.O16:.R16];1)" office:value-type="float" office:value="4" calcext:value-type="float">
            <text:p>4</text:p>
          </table:table-cell>
          <table:table-cell table:formula="of:=RANK([.P16];[.O16:.R16];1)" office:value-type="float" office:value="1" calcext:value-type="float">
            <text:p>1</text:p>
          </table:table-cell>
          <table:table-cell table:formula="of:=RANK([.Q16];[.O16:.R16];1)" office:value-type="float" office:value="2" calcext:value-type="float">
            <text:p>2</text:p>
          </table:table-cell>
          <table:table-cell table:formula="of:=RANK([.R16];[.O16:.R16];1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VIL_VIOLENCE</text:p>
          </table:table-cell>
          <table:table-cell table:formula="of:=RANK([.D17];[.D17:.G17];1)" office:value-type="float" office:value="2" calcext:value-type="float">
            <text:p>2</text:p>
          </table:table-cell>
          <table:table-cell table:formula="of:=RANK([.E17];[.D17:.G17];1)" office:value-type="float" office:value="1" calcext:value-type="float">
            <text:p>1</text:p>
          </table:table-cell>
          <table:table-cell table:formula="of:=RANK([.F17];[.D17:.G17];1)" office:value-type="float" office:value="3" calcext:value-type="float">
            <text:p>3</text:p>
          </table:table-cell>
          <table:table-cell table:formula="of:=RANK([.G17];[.D17:.G17];1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CIVIL_VIOLENCE</text:p>
          </table:table-cell>
          <table:table-cell table:formula="of:=RANK([.O17];[.O17:.R17];1)" office:value-type="float" office:value="3" calcext:value-type="float">
            <text:p>3</text:p>
          </table:table-cell>
          <table:table-cell table:formula="of:=RANK([.P17];[.O17:.R17];1)" office:value-type="float" office:value="1" calcext:value-type="float">
            <text:p>1</text:p>
          </table:table-cell>
          <table:table-cell table:formula="of:=RANK([.Q17];[.O17:.R17];1)" office:value-type="float" office:value="4" calcext:value-type="float">
            <text:p>4</text:p>
          </table:table-cell>
          <table:table-cell table:formula="of:=RANK([.R17];[.O17:.R17];1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M</text:p>
          </table:table-cell>
          <table:table-cell table:formula="of:=RANK([.D18];[.D18:.G18];1)" office:value-type="float" office:value="4" calcext:value-type="float">
            <text:p>4</text:p>
          </table:table-cell>
          <table:table-cell table:formula="of:=RANK([.E18];[.D18:.G18];1)" office:value-type="float" office:value="2" calcext:value-type="float">
            <text:p>2</text:p>
          </table:table-cell>
          <table:table-cell table:formula="of:=RANK([.F18];[.D18:.G18];1)" office:value-type="float" office:value="1" calcext:value-type="float">
            <text:p>1</text:p>
          </table:table-cell>
          <table:table-cell table:formula="of:=RANK([.G18];[.D18:.G18];1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EUM</text:p>
          </table:table-cell>
          <table:table-cell table:formula="of:=RANK([.O18];[.O18:.R18];1)" office:value-type="float" office:value="4" calcext:value-type="float">
            <text:p>4</text:p>
          </table:table-cell>
          <table:table-cell table:formula="of:=RANK([.P18];[.O18:.R18];1)" office:value-type="float" office:value="2" calcext:value-type="float">
            <text:p>2</text:p>
          </table:table-cell>
          <table:table-cell table:formula="of:=RANK([.Q18];[.O18:.R18];1)" office:value-type="float" office:value="1" calcext:value-type="float">
            <text:p>1</text:p>
          </table:table-cell>
          <table:table-cell table:formula="of:=RANK([.R18];[.O18:.R18];1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CKING</text:p>
          </table:table-cell>
          <table:table-cell table:formula="of:=RANK([.D19];[.D19:.G19];1)" office:value-type="float" office:value="1" calcext:value-type="float">
            <text:p>1</text:p>
          </table:table-cell>
          <table:table-cell table:formula="of:=RANK([.E19];[.D19:.G19];1)" office:value-type="float" office:value="4" calcext:value-type="float">
            <text:p>4</text:p>
          </table:table-cell>
          <table:table-cell table:formula="of:=RANK([.F19];[.D19:.G19];1)" office:value-type="float" office:value="2" calcext:value-type="float">
            <text:p>2</text:p>
          </table:table-cell>
          <table:table-cell table:formula="of:=RANK([.G19];[.D19:.G19];1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LOCKING</text:p>
          </table:table-cell>
          <table:table-cell table:formula="of:=RANK([.O19];[.O19:.R19];1)" office:value-type="float" office:value="2" calcext:value-type="float">
            <text:p>2</text:p>
          </table:table-cell>
          <table:table-cell table:formula="of:=RANK([.P19];[.O19:.R19];1)" office:value-type="float" office:value="1" calcext:value-type="float">
            <text:p>1</text:p>
          </table:table-cell>
          <table:table-cell table:formula="of:=RANK([.Q19];[.O19:.R19];1)" office:value-type="float" office:value="3" calcext:value-type="float">
            <text:p>3</text:p>
          </table:table-cell>
          <table:table-cell table:formula="of:=RANK([.R19];[.O19:.R19];1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EST_FIRE</text:p>
          </table:table-cell>
          <table:table-cell table:formula="of:=RANK([.D20];[.D20:.G20];1)" office:value-type="float" office:value="2" calcext:value-type="float">
            <text:p>2</text:p>
          </table:table-cell>
          <table:table-cell table:formula="of:=RANK([.E20];[.D20:.G20];1)" office:value-type="float" office:value="1" calcext:value-type="float">
            <text:p>1</text:p>
          </table:table-cell>
          <table:table-cell table:formula="of:=RANK([.F20];[.D20:.G20];1)" office:value-type="float" office:value="3" calcext:value-type="float">
            <text:p>3</text:p>
          </table:table-cell>
          <table:table-cell table:formula="of:=RANK([.G20];[.D20:.G20];1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OREST_FIRE</text:p>
          </table:table-cell>
          <table:table-cell table:formula="of:=RANK([.O20];[.O20:.R20];1)" office:value-type="float" office:value="2" calcext:value-type="float">
            <text:p>2</text:p>
          </table:table-cell>
          <table:table-cell table:formula="of:=RANK([.P20];[.O20:.R20];1)" office:value-type="float" office:value="1" calcext:value-type="float">
            <text:p>1</text:p>
          </table:table-cell>
          <table:table-cell table:formula="of:=RANK([.Q20];[.O20:.R20];1)" office:value-type="float" office:value="4" calcext:value-type="float">
            <text:p>4</text:p>
          </table:table-cell>
          <table:table-cell table:formula="of:=RANK([.R20];[.O20:.R20];1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LLING</text:p>
          </table:table-cell>
          <table:table-cell table:formula="of:=RANK([.D21];[.D21:.G21];1)" office:value-type="float" office:value="1" calcext:value-type="float">
            <text:p>1</text:p>
          </table:table-cell>
          <table:table-cell table:formula="of:=RANK([.E21];[.D21:.G21];1)" office:value-type="float" office:value="1" calcext:value-type="float">
            <text:p>1</text:p>
          </table:table-cell>
          <table:table-cell table:formula="of:=RANK([.F21];[.D21:.G21];1)" office:value-type="float" office:value="1" calcext:value-type="float">
            <text:p>1</text:p>
          </table:table-cell>
          <table:table-cell table:formula="of:=RANK([.G21];[.D21:.G21];1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SCHELLING</text:p>
          </table:table-cell>
          <table:table-cell table:formula="of:=RANK([.O21];[.O21:.R21];1)" office:value-type="float" office:value="2" calcext:value-type="float">
            <text:p>2</text:p>
          </table:table-cell>
          <table:table-cell table:formula="of:=RANK([.P21];[.O21:.R21];1)" office:value-type="float" office:value="3" calcext:value-type="float">
            <text:p>3</text:p>
          </table:table-cell>
          <table:table-cell table:formula="of:=RANK([.Q21];[.O21:.R21];1)" office:value-type="float" office:value="1" calcext:value-type="float">
            <text:p>1</text:p>
          </table:table-cell>
          <table:table-cell table:formula="of:=RANK([.R21];[.O21:.R21];1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RBULENCE</text:p>
          </table:table-cell>
          <table:table-cell table:formula="of:=RANK([.D22];[.D22:.G22];1)" office:value-type="float" office:value="1" calcext:value-type="float">
            <text:p>1</text:p>
          </table:table-cell>
          <table:table-cell table:formula="of:=RANK([.E22];[.D22:.G22];1)" office:value-type="float" office:value="2" calcext:value-type="float">
            <text:p>2</text:p>
          </table:table-cell>
          <table:table-cell table:formula="of:=RANK([.F22];[.D22:.G22];1)" office:value-type="float" office:value="3" calcext:value-type="float">
            <text:p>3</text:p>
          </table:table-cell>
          <table:table-cell table:formula="of:=RANK([.G22];[.D22:.G22];1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URBULENCE</text:p>
          </table:table-cell>
          <table:table-cell table:formula="of:=RANK([.O22];[.O22:.R22];1)" office:value-type="float" office:value="1" calcext:value-type="float">
            <text:p>1</text:p>
          </table:table-cell>
          <table:table-cell table:formula="of:=RANK([.P22];[.O22:.R22];1)" office:value-type="float" office:value="3" calcext:value-type="float">
            <text:p>3</text:p>
          </table:table-cell>
          <table:table-cell table:formula="of:=RANK([.Q22];[.O22:.R22];1)" office:value-type="float" office:value="4" calcext:value-type="float">
            <text:p>4</text:p>
          </table:table-cell>
          <table:table-cell table:formula="of:=RANK([.R22];[.O22:.R22];1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MIN([.D43:.D49])" office:value-type="float" office:value="1" calcext:value-type="float">
            <text:p>1</text:p>
          </table:table-cell>
          <table:table-cell table:formula="of:=MIN([.E43:.E49])" office:value-type="float" office:value="1" calcext:value-type="float">
            <text:p>1</text:p>
          </table:table-cell>
          <table:table-cell table:formula="of:=MIN([.F43:.F49])" office:value-type="float" office:value="1" calcext:value-type="float">
            <text:p>1</text:p>
          </table:table-cell>
          <table:table-cell table:formula="of:=MIN([.G43:.G49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O43:.O49])" office:value-type="float" office:value="1" calcext:value-type="float">
            <text:p>1</text:p>
          </table:table-cell>
          <table:table-cell table:formula="of:=MIN([.P43:.P49])" office:value-type="float" office:value="1" calcext:value-type="float">
            <text:p>1</text:p>
          </table:table-cell>
          <table:table-cell table:formula="of:=MIN([.Q43:.Q49])" office:value-type="float" office:value="1" calcext:value-type="float">
            <text:p>1</text:p>
          </table:table-cell>
          <table:table-cell table:formula="of:=MIN([.R43:.R49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43:.D49])" office:value-type="float" office:value="4" calcext:value-type="float">
            <text:p>4</text:p>
          </table:table-cell>
          <table:table-cell table:formula="of:=MAX([.E43:.E49])" office:value-type="float" office:value="4" calcext:value-type="float">
            <text:p>4</text:p>
          </table:table-cell>
          <table:table-cell table:formula="of:=MAX([.F43:.F49])" office:value-type="float" office:value="3" calcext:value-type="float">
            <text:p>3</text:p>
          </table:table-cell>
          <table:table-cell table:formula="of:=MAX([.G43:.G49]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O43:.O49])" office:value-type="float" office:value="4" calcext:value-type="float">
            <text:p>4</text:p>
          </table:table-cell>
          <table:table-cell table:formula="of:=MAX([.P43:.P49])" office:value-type="float" office:value="3" calcext:value-type="float">
            <text:p>3</text:p>
          </table:table-cell>
          <table:table-cell table:formula="of:=MAX([.Q43:.Q49])" office:value-type="float" office:value="4" calcext:value-type="float">
            <text:p>4</text:p>
          </table:table-cell>
          <table:table-cell table:formula="of:=MAX([.R43:.R49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43:.D49])" office:value-type="float" office:value="1.71428571428571" calcext:value-type="float">
            <text:p>1.7142857143</text:p>
          </table:table-cell>
          <table:table-cell table:formula="of:=AVERAGE([.E43:.E49])" office:value-type="float" office:value="2" calcext:value-type="float">
            <text:p>2</text:p>
          </table:table-cell>
          <table:table-cell table:formula="of:=AVERAGE([.F43:.F49])" office:value-type="float" office:value="2.14285714285714" calcext:value-type="float">
            <text:p>2.1428571429</text:p>
          </table:table-cell>
          <table:table-cell table:formula="of:=AVERAGE([.G43:.G49])" office:value-type="float" office:value="3.71428571428571" calcext:value-type="float">
            <text:p>3.7142857143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formula="of:=AVERAGE([.O43:.O49])" office:value-type="float" office:value="2.57142857142857" calcext:value-type="float">
            <text:p>2.5714285714</text:p>
          </table:table-cell>
          <table:table-cell table:formula="of:=AVERAGE([.P43:.P49])" office:value-type="float" office:value="1.71428571428571" calcext:value-type="float">
            <text:p>1.7142857143</text:p>
          </table:table-cell>
          <table:table-cell table:formula="of:=AVERAGE([.Q43:.Q49])" office:value-type="float" office:value="2.71428571428571" calcext:value-type="float">
            <text:p>2.7142857143</text:p>
          </table:table-cell>
          <table:table-cell table:formula="of:=AVERAGE([.R43:.R49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D DEV</text:p>
          </table:table-cell>
          <table:table-cell table:formula="of:=STDEV([.D43:.D49])" office:value-type="float" office:value="1.11269728052837" calcext:value-type="float">
            <text:p>1.1126972805</text:p>
          </table:table-cell>
          <table:table-cell table:formula="of:=STDEV([.E43:.E49])" office:value-type="float" office:value="1.15470053837925" calcext:value-type="float">
            <text:p>1.1547005384</text:p>
          </table:table-cell>
          <table:table-cell table:formula="of:=STDEV([.F43:.F49])" office:value-type="float" office:value="0.899735410842437" calcext:value-type="float">
            <text:p>0.8997354108</text:p>
          </table:table-cell>
          <table:table-cell table:formula="of:=STDEV([.G43:.G49])" office:value-type="float" office:value="0.487950036474267" calcext:value-type="float">
            <text:p>0.4879500365</text:p>
          </table:table-cell>
          <table:table-cell table:number-columns-repeated="6"/>
          <table:table-cell office:value-type="string" calcext:value-type="string">
            <text:p>STD DEV</text:p>
          </table:table-cell>
          <table:table-cell table:formula="of:=STDEV([.O43:.O49])" office:value-type="float" office:value="1.13389341902768" calcext:value-type="float">
            <text:p>1.133893419</text:p>
          </table:table-cell>
          <table:table-cell table:formula="of:=STDEV([.P43:.P49])" office:value-type="float" office:value="0.951189731211342" calcext:value-type="float">
            <text:p>0.9511897312</text:p>
          </table:table-cell>
          <table:table-cell table:formula="of:=STDEV([.Q43:.Q49])" office:value-type="float" office:value="1.38013111868471" calcext:value-type="float">
            <text:p>1.3801311187</text:p>
          </table:table-cell>
          <table:table-cell table:formula="of:=STDEV([.R43:.R49])" office:value-type="float" office:value="0.816496580927726" calcext:value-type="float">
            <text:p>0.8164965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20:14:19.930213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3:55:43.501979496</meta:creation-date>
    <dc:date>2018-09-11T20:22:32.987064307</dc:date>
    <meta:editing-duration>PT1H9M21S</meta:editing-duration>
    <meta:editing-cycles>9</meta:editing-cycles>
    <meta:generator>LibreOffice/5.1.6.2$Linux_X86_64 LibreOffice_project/10m0$Build-2</meta:generator>
    <meta:document-statistic meta:table-count="1" meta:cell-count="372" meta:object-count="0"/>
  </office:meta>
</office:document-meta>
</file>